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TD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VAL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4LS00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3" table:formula="of:=[.A4]*[.C4]" office:value-type="currency" office:currency="BRL" office:value="12" calcext:value-type="currency">
            <text:p>R$ 12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4LS04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3" table:formula="of:=[.A5]*[.C5]" office:value-type="currency" office:currency="BRL" office:value="16" calcext:value-type="currency">
            <text:p>R$ 16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4LS30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3" table:formula="of:=[.A6]*[.C6]" office:value-type="currency" office:currency="BRL" office:value="32" calcext:value-type="currency">
            <text:p>R$ 32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4LS16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3" table:formula="of:=[.A7]*[.C7]" office:value-type="currency" office:currency="BRL" office:value="24" calcext:value-type="currency">
            <text:p>R$ 24,00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4LS16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3" table:formula="of:=[.A11]*[.C11]" office:value-type="currency" office:currency="BRL" office:value="60" calcext:value-type="currency">
            <text:p>R$ 6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L22V10</text:p>
          </table:table-cell>
          <table:table-cell office:value-type="currency" office:currency="BRL" office:value="35" calcext:value-type="currency">
            <text:p>R$ 35,00</text:p>
          </table:table-cell>
          <table:table-cell table:style-name="ce3" table:formula="of:=[.A12]*[.C12]" office:value-type="currency" office:currency="BRL" office:value="70" calcext:value-type="currency">
            <text:p>R$ 7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L22V8</text:p>
          </table:table-cell>
          <table:table-cell office:value-type="currency" office:currency="BRL" office:value="25" calcext:value-type="currency">
            <text:p>R$ 25,00</text:p>
          </table:table-cell>
          <table:table-cell table:style-name="ce3" table:formula="of:=[.A13]*[.C13]" office:value-type="currency" office:currency="BRL" office:value="175" calcext:value-type="currency">
            <text:p>R$ 175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4LS157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3" table:formula="of:=[.A14]*[.C14]" office:value-type="currency" office:currency="BRL" office:value="40" calcext:value-type="currency">
            <text:p>R$ 40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table:formula="of:=SUM([.D11:.D15])" office:value-type="currency" office:currency="BRL" office:value="345" calcext:value-type="currency">
            <text:p>R$ 345,00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09:41:05.875509928</meta:creation-date>
    <dc:date>2025-11-06T10:10:02.096399204</dc:date>
    <meta:editing-duration>PT18M27S</meta:editing-duration>
    <meta:editing-cycles>1</meta:editing-cycles>
    <meta:document-statistic meta:table-count="1" meta:cell-count="37" meta:object-count="0"/>
    <meta:generator>LibreOffice/24.2.7.2$Linux_X86_64 LibreOffice_project/420$Build-2</meta:generator>
  </office:meta>
</office:document-meta>
</file>